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ItemStateManager.checkReferentialIntegrity( ChangeLog chang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rsionItemStateManager.setNodeReferences( ChangeLog referenc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VersionItemStateManager.VersionItemStateManager( PersistenceManager persistMgr , NodeId rootNodeId , NodeTypeRegistry ntReg , ItemStateCacheFactory cacheFactory , ISMLocking lock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